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71d5" officeooo:paragraph-rsid="001f71d5"/>
    </style:style>
    <style:style style:name="P2" style:family="paragraph" style:parent-style-name="Standard">
      <style:text-properties officeooo:rsid="001f71d5" officeooo:paragraph-rsid="001f71d5"/>
    </style:style>
    <style:style style:name="P3" style:family="paragraph" style:parent-style-name="Standard">
      <style:text-properties officeooo:rsid="00209e83" officeooo:paragraph-rsid="00209e83"/>
    </style:style>
    <style:style style:name="P4" style:family="paragraph" style:parent-style-name="Standard">
      <style:text-properties officeooo:rsid="0022791a" officeooo:paragraph-rsid="002279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Noel</text:p>
      <text:p text:style-name="P1"/>
      <text:p text:style-name="P1">Delphix experience includes:</text:p>
      <text:p text:style-name="P1">1. Designing topology for Delphix to be deployed in RBS using 10g network infrastructure, ESX technology for Appliance installation against Oracle estate that is a combination of RAC and standalone databases.</text:p>
      <text:p text:style-name="P1">2. Installation and configuration of Delphix Appliance, troubleshooting issues, supporting Delphix during upgrades and bug fixes to the Appliance.</text:p>
      <text:p text:style-name="P1">3. Setting up more than 100+ virtual databases from multiple production databases, configuring snapshots, retention periods and desiging a solution that allow for large numbers of developers to refresh databases using autosys.</text:p>
      <text:p text:style-name="P1">4. Creation of physical databases from virtual databases for UAT testing.</text:p>
      <text:p text:style-name="P1">5. Development of a Delphix wrapper utility to allow for refreshes of databases using the Delphix API. The utility was written using Korn shell, JSON, curl and Unix shell scripting functions. Features included point in time refresh, refresh to last snapshot, startup and shutdown.</text:p>
      <text:p text:style-name="P1">6. Delphix users were able to rewind a production database back to point in time for audit and production data fixes.</text:p>
      <text:p text:style-name="P1"/>
      <text:p text:style-name="P1"/>
      <text:p text:style-name="P3">Hy Sing</text:p>
      <text:p text:style-name="P1"/>
      <text:p text:style-name="P3">Involved with the setup and POC of Delphix to help increase development cycles as well as saving on storage for application teams.</text:p>
      <text:p text:style-name="P3">Successfully on-boarded Delphix for a number of applications with automation scripts via autosys.</text:p>
      <text:p text:style-name="P3">Arranged meetings and involved with application teams to discuss different ways of automating and improving DevOps from an infrastructure perspective.</text:p>
      <text:p text:style-name="P3">Maintained and managed the Delphix environments, troubleshooting of virtulised database environments, as well as providing consultancy for application teams for Delphix best practices.</text:p>
      <text:p text:style-name="P3"/>
      <text:p text:style-name="P3"/>
      <text:p text:style-name="P4">Note: POC = Point of Contac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7:27:43.042014594</meta:creation-date>
    <dc:date>2017-04-20T11:31:23.420154812</dc:date>
    <meta:editing-duration>PT13M1S</meta:editing-duration>
    <meta:editing-cycles>3</meta:editing-cycles>
    <meta:generator>LibreOffice/5.2.4.2.1$Linux_X86_64 LibreOffice_project/20m0$Build-2</meta:generator>
    <meta:document-statistic meta:table-count="0" meta:image-count="0" meta:object-count="0" meta:page-count="1" meta:paragraph-count="14" meta:word-count="248" meta:character-count="1678" meta:non-whitespace-character-count="1444"/>
  </office:meta>
</office:document-meta>
</file>